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4.5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office:value-type="string">
            <text:p>Removed cons source info</text:p>
          </table:table-cell>
          <table:table-cell office:value-type="string">
            <text:p>%set-union</text:p>
            <text:p>-&gt;append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office:value-type="float" office:value="2.893">
            <text:p>2.89</text:p>
          </table:table-cell>
          <table:table-cell office:value-type="float" office:value="2.651">
            <text:p>2.6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008/06/28</text:date>, <text:time>13:1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28T13:13:52</dc:date>
    <meta:editing-cycles>15</meta:editing-cycles>
    <meta:editing-duration>P1DT0H38M17S</meta:editing-duration>
    <meta:user-defined meta:name="Info 1"/>
    <meta:user-defined meta:name="Info 2"/>
    <meta:user-defined meta:name="Info 3"/>
    <meta:user-defined meta:name="Info 4"/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6cm" svg:y="0.144cm" chart:style-name="ch2">
          <text:p>psyntax.pp</text:p>
        </chart:title>
        <chart:legend chart:legend-position="end" svg:x="7.996cm" svg:y="3.036cm" chart:style-name="ch3"/>
        <chart:plot-area chart:style-name="ch4" table:cell-range-address="表1.C3:表1.AG5 表1.B4:表1.AG5 表1.B3:表1.B3" chart:data-source-has-labels="both" svg:x="0.149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>Removed cons source info</text:p>
              </table:table-cell>
              <table:table-cell office:value-type="string">
                <text:p>%set-union
-&gt;append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2.893">
                <text:p>2.893</text:p>
              </table:table-cell>
              <table:table-cell office:value-type="float" office:value="2.651">
                <text:p>2.6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